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c1c1" officeooo:paragraph-rsid="000ec1c1"/>
    </style:style>
    <style:style style:name="P2" style:family="paragraph" style:parent-style-name="Standard">
      <style:text-properties officeooo:rsid="001078ae" officeooo:paragraph-rsid="001078ae"/>
    </style:style>
    <style:style style:name="P3" style:family="paragraph" style:parent-style-name="Standard">
      <style:text-properties officeooo:rsid="0013b997" officeooo:paragraph-rsid="0013b997"/>
    </style:style>
    <style:style style:name="P4" style:family="paragraph" style:parent-style-name="Standard">
      <style:text-properties officeooo:rsid="001775c3" officeooo:paragraph-rsid="0013b997"/>
    </style:style>
    <style:style style:name="P5" style:family="paragraph" style:parent-style-name="Standard">
      <style:text-properties officeooo:rsid="001775c3" officeooo:paragraph-rsid="001775c3"/>
    </style:style>
    <style:style style:name="P6" style:family="paragraph" style:parent-style-name="Standard">
      <style:text-properties officeooo:rsid="00191929" officeooo:paragraph-rsid="00191929"/>
    </style:style>
    <style:style style:name="P7" style:family="paragraph" style:parent-style-name="Standard">
      <style:text-properties officeooo:rsid="001aee58" officeooo:paragraph-rsid="001aee58"/>
    </style:style>
    <style:style style:name="P8" style:family="paragraph" style:parent-style-name="Standard">
      <style:text-properties officeooo:rsid="001bfb5b" officeooo:paragraph-rsid="001bfb5b"/>
    </style:style>
    <style:style style:name="P9" style:family="paragraph" style:parent-style-name="Standard">
      <style:text-properties officeooo:rsid="001c071f" officeooo:paragraph-rsid="001c071f"/>
    </style:style>
    <style:style style:name="P10" style:family="paragraph" style:parent-style-name="Standard">
      <style:text-properties officeooo:rsid="001c3af2" officeooo:paragraph-rsid="001c3af2"/>
    </style:style>
    <style:style style:name="P11" style:family="paragraph" style:parent-style-name="Standard">
      <style:text-properties officeooo:rsid="001f2035" officeooo:paragraph-rsid="001f2035"/>
    </style:style>
    <style:style style:name="P12" style:family="paragraph" style:parent-style-name="Standard">
      <style:text-properties officeooo:rsid="0020feca" officeooo:paragraph-rsid="0020feca"/>
    </style:style>
    <style:style style:name="P13" style:family="paragraph" style:parent-style-name="Standard">
      <style:text-properties officeooo:rsid="0023ff0b" officeooo:paragraph-rsid="0023ff0b"/>
    </style:style>
    <style:style style:name="P14" style:family="paragraph" style:parent-style-name="Standard">
      <style:text-properties officeooo:rsid="0024f620" officeooo:paragraph-rsid="0024f620"/>
    </style:style>
    <style:style style:name="P15" style:family="paragraph" style:parent-style-name="Standard">
      <style:text-properties officeooo:rsid="00285621" officeooo:paragraph-rsid="00285621"/>
    </style:style>
    <style:style style:name="P16" style:family="paragraph" style:parent-style-name="Standard">
      <style:text-properties officeooo:rsid="002a09b2" officeooo:paragraph-rsid="001aee58"/>
    </style:style>
    <style:style style:name="P17" style:family="paragraph" style:parent-style-name="Standard">
      <style:text-properties officeooo:rsid="002a09b2" officeooo:paragraph-rsid="002a09b2"/>
    </style:style>
    <style:style style:name="P18" style:family="paragraph" style:parent-style-name="Standard">
      <style:text-properties officeooo:rsid="002ade8c" officeooo:paragraph-rsid="002ade8c"/>
    </style:style>
    <style:style style:name="P19" style:family="paragraph" style:parent-style-name="Standard">
      <style:text-properties fo:font-weight="bold" officeooo:rsid="002a09b2" officeooo:paragraph-rsid="001aee58" style:font-weight-asian="bold" style:font-weight-complex="bold"/>
    </style:style>
    <style:style style:name="P20" style:family="paragraph" style:parent-style-name="Standard">
      <style:text-properties fo:font-weight="bold" officeooo:rsid="001f2035" officeooo:paragraph-rsid="001f2035" style:font-weight-asian="bold" style:font-weight-complex="bold"/>
    </style:style>
    <style:style style:name="P21" style:family="paragraph" style:parent-style-name="Standard">
      <style:text-properties fo:font-weight="bold" officeooo:rsid="001bfb5b" officeooo:paragraph-rsid="001bfb5b" style:font-weight-asian="bold" style:font-weight-complex="bold"/>
    </style:style>
    <style:style style:name="P22" style:family="paragraph" style:parent-style-name="Standard">
      <style:text-properties fo:font-weight="bold" officeooo:rsid="000ec1c1" officeooo:paragraph-rsid="000ec1c1" style:font-weight-asian="bold" style:font-weight-complex="bold"/>
    </style:style>
    <style:style style:name="P23" style:family="paragraph" style:parent-style-name="Standard">
      <style:text-properties officeooo:rsid="002e468e" officeooo:paragraph-rsid="002e468e"/>
    </style:style>
    <style:style style:name="P24" style:family="paragraph" style:parent-style-name="Standard">
      <style:text-properties officeooo:rsid="002f86f5" officeooo:paragraph-rsid="002f86f5"/>
    </style:style>
    <style:style style:name="P25" style:family="paragraph" style:parent-style-name="Standard">
      <style:text-properties officeooo:rsid="003747d8" officeooo:paragraph-rsid="003747d8"/>
    </style:style>
    <style:style style:name="P26" style:family="paragraph" style:parent-style-name="Standard">
      <style:text-properties officeooo:rsid="003aa79d" officeooo:paragraph-rsid="003aa79d"/>
    </style:style>
    <style:style style:name="P27" style:family="paragraph" style:parent-style-name="Standard">
      <style:text-properties officeooo:rsid="003bbcc0" officeooo:paragraph-rsid="003bbcc0"/>
    </style:style>
    <style:style style:name="P28" style:family="paragraph" style:parent-style-name="Standard">
      <style:text-properties officeooo:rsid="003d86be" officeooo:paragraph-rsid="003d86be"/>
    </style:style>
    <style:style style:name="P29" style:family="paragraph" style:parent-style-name="Standard">
      <style:text-properties officeooo:rsid="004058af" officeooo:paragraph-rsid="004058af"/>
    </style:style>
    <style:style style:name="P30" style:family="paragraph" style:parent-style-name="Standard">
      <style:text-properties officeooo:rsid="004225f5" officeooo:paragraph-rsid="004225f5"/>
    </style:style>
    <style:style style:name="T1" style:family="text">
      <style:text-properties officeooo:rsid="003f63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ocker :</text:p>
      <text:p text:style-name="P1"/>
      <text:p text:style-name="P2">soutenance : par groupe de 4, 4 dev un nouveau dev arrive (prof), va falloir lui installer le même environnement rapidement en expliquant ce que l’on à fait et pourquoi et à quoi correspondent les commandes.</text:p>
      <text:p text:style-name="P2"/>
      <text:p text:style-name="P3">Docker compose (monter des série d’environnement).</text:p>
      <text:p text:style-name="P4"/>
      <text:p text:style-name="P5">Hello-world : n’affiche qu’un message après l’exécution le container s’arrête</text:p>
      <text:p text:style-name="P5"/>
      <text:p text:style-name="P6">docker ps : affiche la liste des container</text:p>
      <text:p text:style-name="P6">docker ps -a : affiche tous les container arrêtés</text:p>
      <text:p text:style-name="P6">docker run : lance un nouveau container</text:p>
      <text:p text:style-name="P6">docker start : démarre un container existant</text:p>
      <text:p text:style-name="P6">docker stop : arrête un container</text:p>
      <text:p text:style-name="P6">docker rm (nom) : supprime un container</text:p>
      <text:p text:style-name="P6"/>
      <text:p text:style-name="P7">docker est un client et un serveur à la fois.</text:p>
      <text:p text:style-name="P7">Le serveur à une API qui permet à n’importe qui de ce connecter sur le container (depuis l’ordinateur local).</text:p>
      <text:p text:style-name="P7">On installera Portainer pour gérer les container par interface.</text:p>
      <text:p text:style-name="P7"/>
      <text:p text:style-name="P21">Docker images :</text:p>
      <text:p text:style-name="P8"/>
      <text:p text:style-name="P8">‘photo’ d’un serveur avec une configuration (Apache, php, …).</text:p>
      <text:p text:style-name="P9">Peux être créer par n’importe qui et peu être partager sur docker hub ou sur des hub/PC privés.</text:p>
      <text:p text:style-name="P10">Contient tout ce qui est nécessaire pour faire fonctionner une application dans son environnement.</text:p>
      <text:p text:style-name="P10"/>
      <text:p text:style-name="P20">Repo :</text:p>
      <text:p text:style-name="P11">Contient des logiciels (PHP, ubuntu, redhat, …).</text:p>
      <text:p text:style-name="P12">Les noms d’images sans repos ils sont officiels.</text:p>
      <text:p text:style-name="P12"/>
      <text:p text:style-name="P13">Docker images : affiche toutes les images téléchargés sur le machine locale.</text:p>
      <text:p text:style-name="P13"/>
      <text:p text:style-name="P14">Les images sont identifiés par des tags (qui correspondent à des version).</text:p>
      <text:p text:style-name="P15">On peut ainsi installer des ancienne ou nouvelles versions (peu permettre de tester une installation sur une nouvelle version avant la mise en prod.</text:p>
      <text:p text:style-name="P7"/>
      <text:p text:style-name="P19">Créer un container :</text:p>
      <text:p text:style-name="P16"/>
      <text:p text:style-name="P17">docker run ubuntu:14.04 echo « Hello World »</text:p>
      <text:p text:style-name="P17"/>
      <text:p text:style-name="P18">si on lance un container avec un bash, il s’arrêtera dès que le bash va s’arrêter.</text:p>
      <text:p text:style-name="P23"/>
      <text:p text:style-name="P24">Si on souhaite relancer un container arrêter on lance avec docker start.</text:p>
      <text:p text:style-name="P24"/>
      <text:p text:style-name="P25">On peu appeler le container avec ces 3 premiers chiffres (d’id).</text:p>
      <text:p text:style-name="P25"/>
      <text:p text:style-name="P26">l’option -d permet de lancé un container et de le faire tourner en arrière-plan.</text:p>
      <text:p text:style-name="P26"/>
      <text:p text:style-name="P27">l’option -ti permet de lancer un bash avec.</text:p>
      <text:p text:style-name="P27"/>
      <text:p text:style-name="P29"><text:soft-page-break/>TD : créer des container MariaDB-phpMyAdmin-Wordpress avec les dépendances des deux container vis-à-vis de mariaDB.</text:p>
      <text:p text:style-name="P29"/>
      <text:p text:style-name="P28"><text:span text:style-name="T1">d</text:span>ocker run --name mariadb -e MYSQL_ROOT_PASSWORD=mypass -d mariadb</text:p>
      <text:p text:style-name="P30">docker run --name phpmyadmin -e MYSQL_ROOT_PASSWORD=mypass -d --link mariadb:db -p 8080:80 phpmyadmin/phpmyadmin</text:p>
      <text:p text:style-name="P30">docker run --name wordpress --link mariadb:mysql -d -p 7050:80 wordpres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4:01:27.500537163</meta:creation-date>
    <meta:generator>LibreOffice/5.1.6.2.0$Linux_X86_64 LibreOffice_project/10$Build-2</meta:generator>
    <dc:date>2017-10-16T17:26:08.875999252</dc:date>
    <meta:editing-duration>PT2H35M8S</meta:editing-duration>
    <meta:editing-cycles>38</meta:editing-cycles>
    <meta:document-statistic meta:table-count="0" meta:image-count="0" meta:object-count="0" meta:page-count="2" meta:paragraph-count="34" meta:word-count="368" meta:character-count="2244" meta:non-whitespace-character-count="1915"/>
  </office:meta>
</office:document-meta>
</file>